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 style:list-style-name="L1">
      <style:text-properties officeooo:rsid="001e5323" officeooo:paragraph-rsid="001e5323"/>
    </style:style>
    <style:style style:name="P4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T1" style:family="text">
      <style:text-properties officeooo:rsid="001f0172"/>
    </style:style>
    <style:style style:name="T2" style:family="text">
      <style:text-properties officeooo:rsid="002106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date style:data-style-name="N37" text:date-value="2025-10-08T16:41:45.694754049" text:fixed="true">10/08/25</text:date></text:p>
      <text:p text:style-name="P2">Math 5099 – Colloquium </text:p>
      <text:p text:style-name="P2"><text:span text:style-name="T2">Fall</text:span> 2025</text:p>
      <text:p text:style-name="P1"/>
      <text:p text:style-name="P6">&lt;title&gt;</text:p>
      <text:p text:style-name="P6">By Dr. Someone</text:p>
      <text:p text:style-name="P6"/>
      <text:p text:style-name="P5">Reflection by Paul Carmod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10-08T16:42:36.812492899</dc:date>
    <meta:editing-duration>PT6M45S</meta:editing-duration>
    <meta:editing-cycles>4</meta:editing-cycles>
    <meta:document-statistic meta:table-count="0" meta:image-count="0" meta:object-count="0" meta:page-count="1" meta:paragraph-count="6" meta:word-count="14" meta:character-count="87" meta:non-whitespace-character-count="77"/>
  </office:meta>
</office:document-meta>
</file>